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uk" fo:country="UA" officeooo:rsid="0010ff22" officeooo:paragraph-rsid="001ba90f" style:font-size-asian="14pt" style:font-name-complex="Calibri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uk" fo:country="UA" officeooo:paragraph-rsid="001ba90f" style:font-size-asian="14pt" style:font-name-complex="Calibri1"/>
    </style:style>
    <style:style style:name="P3" style:family="paragraph" style:parent-style-name="Standard">
      <style:paragraph-properties fo:text-align="center" style:justify-single-word="false"/>
      <style:text-properties style:font-name="Calibri" fo:language="uk" fo:country="UA" officeooo:paragraph-rsid="001ba90f" style:font-name-complex="Calibri1"/>
    </style:style>
    <style:style style:name="P4" style:family="paragraph" style:parent-style-name="Standard">
      <style:text-properties style:font-name="Calibri" fo:language="uk" fo:country="UA" officeooo:paragraph-rsid="001ba90f" style:font-name-complex="Calibri1"/>
    </style:style>
    <style:style style:name="P5" style:family="paragraph" style:parent-style-name="Standard">
      <style:paragraph-properties fo:text-align="center" style:justify-single-word="false"/>
      <style:text-properties style:font-name="Calibri" fo:font-size="8pt" fo:language="uk" fo:country="UA" officeooo:paragraph-rsid="001ba90f" style:font-size-asian="8pt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language="uk" fo:country="UA" fo:font-weight="bold" officeooo:paragraph-rsid="001ba90f" style:font-size-asian="18pt" style:font-weight-asian="bold" style:font-name-complex="Calibri1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uk" fo:country="UA" fo:font-weight="bold" officeooo:rsid="001ba90f" officeooo:paragraph-rsid="001ba90f" style:font-size-asian="18pt" style:font-weight-asian="bold" style:font-name-complex="Calibri1" style:font-weight-complex="bold"/>
    </style:style>
    <style:style style:name="P8" style:family="paragraph" style:parent-style-name="Standard">
      <style:text-properties style:font-name="Calibri" fo:font-size="10pt" fo:language="uk" fo:country="UA" officeooo:paragraph-rsid="001ba90f" style:font-size-asian="10pt" style:font-name-complex="Calibri1"/>
    </style:style>
    <style:style style:name="P9" style:family="paragraph" style:parent-style-name="Standard">
      <style:text-properties officeooo:paragraph-rsid="001ba90f"/>
    </style:style>
    <style:style style:name="P10" style:family="paragraph" style:parent-style-name="Standard">
      <style:paragraph-properties fo:text-align="center" style:justify-single-word="false"/>
      <style:text-properties style:font-name="Times" fo:font-size="12pt" fo:language="uk" fo:country="UA" officeooo:rsid="0010ff22" officeooo:paragraph-rsid="001ba90f" style:font-size-asian="10.5pt" style:font-name-complex="Calibri1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" fo:font-size="12pt" fo:language="uk" fo:country="UA" officeooo:rsid="0010ff22" officeooo:paragraph-rsid="001ba90f" style:font-size-asian="10.5pt" style:font-name-complex="Calibri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" fo:font-size="14pt" fo:language="uk" fo:country="UA" fo:font-weight="bold" officeooo:rsid="001de4a1" officeooo:paragraph-rsid="001de4a1" style:font-size-asian="14pt" style:font-weight-asian="bold" style:font-name-complex="Calibri1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de4a1" officeooo:paragraph-rsid="001de4a1" style:font-size-asian="14pt" style:font-name-complex="Calibri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f6d73" officeooo:paragraph-rsid="001f6d73" style:font-size-asian="14pt" style:font-name-complex="Calibri1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officeooo:rsid="001f6d73" officeooo:paragraph-rsid="001f6d73" style:font-size-asian="11pt" style:font-name-complex="Calibri1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normal" officeooo:rsid="00231462" officeooo:paragraph-rsid="00231462" style:font-size-asian="11pt" style:font-weight-asian="normal" style:font-name-complex="Calibri1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bold" officeooo:rsid="00231462" officeooo:paragraph-rsid="00231462" style:font-size-asian="11pt" style:font-weight-asian="bold" style:font-name-complex="Calibri1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1ba90f"/>
    </style:style>
    <style:style style:name="P23" style:family="paragraph" style:parent-style-name="Standard">
      <style:paragraph-properties fo:margin-left="3.25in" fo:margin-right="0in" fo:text-indent="-3.25in" style:auto-text-indent="false"/>
      <style:text-properties style:font-name="Calibri" fo:font-size="14pt" fo:language="uk" fo:country="UA" officeooo:paragraph-rsid="001ba90f" style:font-size-asian="14pt" style:font-name-complex="Calibri1" style:font-size-complex="14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Calibri" fo:language="uk" fo:country="UA" officeooo:paragraph-rsid="001ba90f" style:font-name-complex="Calibri1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4pt" fo:language="uk" fo:country="UA" fo:font-weight="bold" officeooo:rsid="00277bf0" officeooo:paragraph-rsid="00277bf0" style:font-size-asian="14pt" style:font-weight-asian="bold" style:font-name-complex="Calibri1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" fo:font-size="14pt" fo:language="uk" fo:country="UA" style:text-underline-style="none" officeooo:rsid="00231462" officeooo:paragraph-rsid="00231462" style:font-size-asian="14pt" style:font-name-complex="Calibri1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normal" officeooo:rsid="00231462" officeooo:paragraph-rsid="00231462" style:font-size-asian="11pt" style:font-weight-asian="normal" style:font-name-complex="Calibri1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T1" style:family="text">
      <style:text-properties style:font-name="Calibri" fo:language="uk" fo:country="UA" style:font-name-complex="Calibri1"/>
    </style:style>
    <style:style style:name="T2" style:family="text">
      <style:text-properties style:font-name="Calibri" fo:font-size="14pt" fo:language="uk" fo:country="UA" style:font-size-asian="14pt" style:font-name-complex="Calibri1"/>
    </style:style>
    <style:style style:name="T3" style:family="text">
      <style:text-properties style:font-name="Calibri" fo:font-size="14pt" fo:language="uk" fo:country="UA" style:font-size-asian="14pt" style:font-name-complex="Calibri1" style:font-size-complex="14pt"/>
    </style:style>
    <style:style style:name="T4" style:family="text">
      <style:text-properties style:font-name="Calibri" fo:font-size="14pt" fo:language="uk" fo:country="UA" fo:font-weight="normal" officeooo:rsid="00277bf0" style:font-size-asian="14pt" style:font-weight-asian="normal" style:font-name-complex="Calibri1" style:font-weight-complex="normal"/>
    </style:style>
    <style:style style:name="T5" style:family="text">
      <style:text-properties officeooo:rsid="001ba90f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НАЦІОНАЛЬНИЙ ТЕХНІЧНИЙ УНІВЕРСИТЕТ УКРАЇНИ</text:p>
      <text:p text:style-name="P3">«КИЇВСЬКИЙ ПОЛІТЕХНІЧНИЙ ІНСТИТУТ ім. Ігоря Сікорського»</text:p>
      <text:p text:style-name="P3">КАФЕДРА СИСТЕМНОГО ПРОГРАМУВАННЯ І СПЕЦІАЛІЗОВАНИХ<text:line-break/>КОМП’ЮТЕРНИХ СИСТЕ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на робота №1</text:p>
      <text:p text:style-name="P6"><text:bookmark text:name="_GoBack"/></text:p>
      <text:p text:style-name="P2">з дисципліни</text:p>
      <text:p text:style-name="P2">«<text:span text:style-name="T5">Інженерія програмного забезпечення1. Основи проектування трансляторів</text:span>»</text:p>
      <text:p text:style-name="P22"><text:span text:style-name="T2">на тему: «Р</text:span><text:span text:style-name="T4">озробка лексичного аналізатора</text:span><text:span text:style-name="T2">»</text:span></text:p>
      <text:p text:style-name="P25">Варіант 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23">Викона<text:span text:style-name="T5">в</text:span> студент групи КВ-51</text:p>
      <text:p text:style-name="P23">Колесник Олександр</text:p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<text:line-break/></text:span><text:span text:style-name="T3">Перевірив:</text:span></text:p>
      <text:p text:style-name="P8"/>
      <text:p text:style-name="P8">______________________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Київ - 201<text:span text:style-name="T5">8</text:span> рік</text:p>
      <text:p text:style-name="P16"><text:soft-page-break/>Завдання</text:p>
      <text:p text:style-name="P10">Варіант 6</text:p>
      <text:p text:style-name="P17">Граматика:</text:p>
      <text:p text:style-name="P11">&lt;signal-program&gt; --&gt; &lt;program&gt;</text:p>
      <text:p text:style-name="P11">&lt;program&gt; --&gt; PROGRAM &lt;procedure-identifier&gt; ;</text:p>
      <text:p text:style-name="P11">&lt;block&gt;.</text:p>
      <text:p text:style-name="P11">&lt;block&gt; --&gt; &lt;declarations&gt; BEGIN &lt;statements-</text:p>
      <text:p text:style-name="P11">list&gt; END</text:p>
      <text:p text:style-name="P11">&lt;statements-list&gt; --&gt; &lt;empty&gt;</text:p>
      <text:p text:style-name="P11">&lt;declarations&gt; --&gt; &lt;constant-declarations&gt;</text:p>
      <text:p text:style-name="P11">&lt;constant-declarations&gt; --&gt; CONST &lt;constant-dec-</text:p>
      <text:p text:style-name="P11">larations-list&gt; |</text:p>
      <text:p text:style-name="P11">&lt;empty&gt;</text:p>
      <text:p text:style-name="P11">&lt;constant-declarations-list&gt; --&gt; &lt;constant-dec-</text:p>
      <text:p text:style-name="P11">laration&gt; &lt;constant-declarations-list&gt;</text:p>
      <text:p text:style-name="P11">|</text:p>
      <text:p text:style-name="P11">&lt;empty&gt;</text:p>
      <text:p text:style-name="P11">&lt;constant-declaration&gt; --&gt; &lt;constant-identifier&gt;</text:p>
      <text:p text:style-name="P11">= &lt;constant&gt;;</text:p>
      <text:p text:style-name="P11">&lt;constant&gt; --&gt; '&lt;complex-number&gt;'</text:p>
      <text:p text:style-name="P11">&lt;complex-number&gt; --&gt; &lt;left-part&gt; &lt;right-part&gt;</text:p>
      <text:p text:style-name="P11">&lt;left-part&gt; --&gt; &lt;unsigned-integer&gt; |</text:p>
      <text:p text:style-name="P11">&lt;empty&gt;</text:p>
      <text:p text:style-name="P11">&lt;right-part&gt; --&gt; ,&lt;unsigned-integer&gt; |</text:p>
      <text:p text:style-name="P11">$EXP( &lt;unsigned-integer&gt; ) |</text:p>
      <text:p text:style-name="P11">&lt;empty&gt;</text:p>
      <text:p text:style-name="P11">&lt;constant-identifier&gt; --&gt; &lt;identifier&gt;</text:p>
      <text:p text:style-name="P11">&lt;procedure-identifier&gt; --&gt; &lt;identifier&gt;</text:p>
      <text:p text:style-name="P11">&lt;identifier&gt; --&gt; &lt;letter&gt;&lt;string&gt;</text:p>
      <text:p text:style-name="P11">&lt;string&gt; --&gt; &lt;letter&gt;&lt;string&gt; |</text:p>
      <text:p text:style-name="P11">&lt;digit&gt;&lt;string&gt; |</text:p>
      <text:p text:style-name="P11">&lt;empty&gt;</text:p>
      <text:p text:style-name="P11">&lt;unsigned-integer&gt; --&gt; &lt;digit&gt;&lt;digits-string&gt;</text:p>
      <text:p text:style-name="P11">&lt;digits-string&gt; --&gt; &lt;digit&gt;&lt;digits-string&gt; |</text:p>
      <text:p text:style-name="P11">&lt;empty&gt;</text:p>
      <text:p text:style-name="P11">&lt;digit&gt; --&gt; 0 | 1 | 2 | 3 | 4 | 5 | 6 | 7 | 8 |</text:p>
      <text:p text:style-name="P11">9</text:p>
      <text:p text:style-name="P11">&lt;letter&gt; --&gt; A | B | C | D | ... | Z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Граф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Реалізація автомата мовою Java:</text:p>
      <text:section text:style-name="Sect1" text:name="Section3">
        <text:p text:style-name="P19">package program.lexer;</text:p>
        <text:p text:style-name="P19"/>
        <text:p text:style-name="P19">import program.Reader;</text:p>
        <text:p text:style-name="P19">import program.lexer.table.Error;</text:p>
        <text:p text:style-name="P19">import program.lexer.table.Lexeme;</text:p>
        <text:p text:style-name="P19">import program.lexer.table.TableCell;</text:p>
        <text:p text:style-name="P19"/>
        <text:p text:style-name="P19">import static program.lexer.Lexer.State.*;</text:p>
        <text:p text:style-name="P19">import static program.lexer.table.Tables.*;</text:p>
        <text:p text:style-name="P19"/>
        <text:p text:style-name="P19">public class Lexer {</text:p>
        <text:p text:style-name="P19"><text:s text:c="4"/>enum State {</text:p>
        <text:p text:style-name="P19"><text:s text:c="8"/>INP,</text:p>
        <text:p text:style-name="P19"><text:s text:c="8"/>CNS,</text:p>
        <text:p text:style-name="P19"><text:s text:c="8"/>WRD,</text:p>
        <text:p text:style-name="P19"><text:s text:c="8"/>BCOM,</text:p>
        <text:p text:style-name="P19"><text:s text:c="8"/>COM,</text:p>
        <text:p text:style-name="P19"><text:s text:c="8"/>ECOM,</text:p>
        <text:p text:style-name="P19"><text:s text:c="8"/>AST,</text:p>
        <text:p text:style-name="P19"><text:s text:c="8"/>EXP_D,</text:p>
        <text:p text:style-name="P19"><text:s text:c="8"/>EXP_E,</text:p>
        <text:p text:style-name="P19"><text:s text:c="8"/>EXP_X,</text:p>
        <text:p text:style-name="P19"><text:s text:c="8"/>EXP_P,</text:p>
        <text:p text:style-name="P19"><text:s text:c="8"/>ER,</text:p>
        <text:p text:style-name="P19"><text:s text:c="8"/>EXIT,</text:p>
        <text:p text:style-name="P19"><text:s text:c="8"/>CHECK,</text:p>
        <text:p text:style-name="P19"><text:s text:c="8"/>DELIM;</text:p>
        <text:p text:style-name="P19"><text:s text:c="4"/>}</text:p>
        <text:p text:style-name="P19"><text:s text:c="4"/>private static State state = INP;</text:p>
        <text:p text:style-name="P19"><text:s text:c="4"/>private static Character c; //current character</text:p>
        <text:p text:style-name="P19"><text:s text:c="4"/>private static String buffer ="";</text:p>
        <text:p text:style-name="P19"><text:s text:c="4"/>private static int line;</text:p>
        <text:p text:style-name="P19"><text:s text:c="4"/>private static int row;</text:p>
        <text:p text:style-name="P19"/>
        <text:p text:style-name="P19"><text:s text:c="4"/>public static void run(){</text:p>
        <text:p text:style-name="P19"><text:s text:c="8"/>while (state != EXIT) {</text:p>
        <text:p text:style-name="P19"><text:s text:c="12"/>switch (state) {</text:p>
        <text:p text:style-name="P19"><text:s text:c="16"/>case INP:</text:p>
        <text:p text:style-name="P19"><text:s text:c="20"/>inp();</text:p>
        <text:p text:style-name="P19"><text:s text:c="20"/>break;</text:p>
        <text:p text:style-name="P19"><text:s text:c="16"/>case EXIT:</text:p>
        <text:p text:style-name="P19"><text:s text:c="20"/>break;</text:p>
        <text:p text:style-name="P19"><text:s text:c="16"/>case CHECK:</text:p>
        <text:p text:style-name="P19"><text:s text:c="20"/>check();</text:p>
        <text:p text:style-name="P19"><text:s text:c="20"/>break;</text:p>
        <text:p text:style-name="P19"><text:s text:c="16"/>case CNS:</text:p>
        <text:p text:style-name="P19"><text:s text:c="20"/>cns();</text:p>
        <text:p text:style-name="P19"><text:s text:c="20"/>break;</text:p>
        <text:p text:style-name="P19"><text:s text:c="16"/>case WRD:</text:p>
        <text:p text:style-name="P19"><text:s text:c="20"/>wrd();</text:p>
        <text:p text:style-name="P19"><text:s text:c="20"/>break;</text:p>
        <text:p text:style-name="P19"><text:s text:c="16"/>case BCOM:</text:p>
        <text:p text:style-name="P19"><text:s text:c="20"/>bcom();</text:p>
        <text:p text:style-name="P19"><text:s text:c="20"/>break;</text:p>
        <text:p text:style-name="P19"><text:s text:c="16"/>case COM:</text:p>
        <text:p text:style-name="P19"><text:s text:c="20"/>com();</text:p>
        <text:p text:style-name="P19"><text:s text:c="20"/>break;</text:p>
        <text:p text:style-name="P19"><text:s text:c="16"/>case ECOM:</text:p>
        <text:p text:style-name="P19"><text:s text:c="20"/>ecom();</text:p>
        <text:p text:style-name="P19"><text:s text:c="20"/>break;</text:p>
        <text:p text:style-name="P19"><text:s text:c="16"/>case AST:</text:p>
        <text:p text:style-name="P19"><text:s text:c="20"/>ast();</text:p>
        <text:p text:style-name="P19"><text:s text:c="20"/>break;</text:p>
        <text:p text:style-name="P19"><text:s text:c="16"/>case EXP_D:</text:p>
        <text:p text:style-name="P19"><text:s text:c="20"/>expD();</text:p>
        <text:p text:style-name="P19"><text:s text:c="20"/>break;</text:p>
        <text:p text:style-name="P19"><text:s text:c="16"/>case EXP_E:</text:p>
        <text:p text:style-name="P19"><text:s text:c="20"/>expE();</text:p>
        <text:p text:style-name="P19"><text:s text:c="20"/>break;</text:p>
        <text:p text:style-name="P19"><text:s text:c="16"/>case EXP_X:</text:p>
        <text:p text:style-name="P19"><text:s text:c="20"/>expX();</text:p>
        <text:p text:style-name="P19"><text:s text:c="20"/>break;</text:p>
        <text:p text:style-name="P19"><text:s text:c="16"/>case EXP_P:</text:p>
        <text:p text:style-name="P19"><text:s text:c="20"/>expP();</text:p>
        <text:p text:style-name="P19"><text:s text:c="20"/>break;</text:p>
        <text:p text:style-name="P19"><text:s text:c="16"/>case DELIM:</text:p>
        <text:p text:style-name="P19"><text:s text:c="20"/>delim();</text:p>
        <text:p text:style-name="P19"><text:s text:c="20"/>break;</text:p>
        <text:p text:style-name="P19"><text:s text:c="16"/>case ER:</text:p>
        <text:p text:style-name="P19"><text:s text:c="20"/>er();</text:p>
        <text:p text:style-name="P19"><text:s text:c="20"/>break;</text:p>
        <text:p text:style-name="P19"><text:s text:c="12"/>}</text:p>
        <text:p text:style-name="P19"><text:s text:c="8"/>}</text:p>
        <text:p text:style-name="P19"><text:s text:c="4"/>}</text:p>
        <text:p text:style-name="P19"><text:s text:c="4"/>private static void inp() {</text:p>
        <text:p text:style-name="P19"><text:s text:c="8"/>c = Reader.read();</text:p>
        <text:p text:style-name="P19"><text:s text:c="8"/>state = CHECK;</text:p>
        <text:p text:style-name="P19"><text:s text:c="4"/>}</text:p>
        <text:p text:style-name="P19"><text:s text:c="4"/>private static void out() {</text:p>
        <text:p text:style-name="P19"><text:s text:c="8"/>// TODO: 25.02.18 <text:s/>OUT TO TABLES</text:p>
        <text:p text:style-name="P19"><text:s text:c="8"/>state = CHECK;</text:p>
        <text:p text:style-name="P19"><text:s text:c="4"/>}</text:p>
        <text:p text:style-name="P19"/>
        <text:p text:style-name="P19"><text:s text:c="4"/>private static void check() {</text:p>
        <text:p text:style-name="P19"><text:s text:c="8"/>line = Reader.line;</text:p>
        <text:p text:style-name="P19"><text:s text:c="8"/>row = Reader.row;</text:p>
        <text:p text:style-name="P19"/>
        <text:p text:style-name="P19"><text:s text:c="8"/>buffer = "";</text:p>
        <text:p text:style-name="P19"/>
        <text:p text:style-name="P19"><text:s text:c="8"/>if (c == null){ //eof</text:p>
        <text:p text:style-name="P19"><text:s text:c="12"/>state = EXIT;</text:p>
        <text:p text:style-name="P19"><text:s text:c="8"/>}</text:p>
        <text:p text:style-name="P19"><text:s text:c="8"/>else if(Characters.isWhitespace(c)){</text:p>
        <text:p text:style-name="P19"><text:s text:c="12"/>state = INP;</text:p>
        <text:p text:style-name="P19"><text:s text:c="8"/>}</text:p>
        <text:p text:style-name="P19"><text:s text:c="8"/>else if(Characters.isDigit(c)){</text:p>
        <text:p text:style-name="P19"><text:s text:c="12"/>state = CNS;</text:p>
        <text:p text:style-name="P19"><text:s text:c="8"/>}</text:p>
        <text:p text:style-name="P19"><text:s text:c="8"/>else if(Characters.isLetter(c)){</text:p>
        <text:p text:style-name="P19"><text:s text:c="12"/>state = WRD;</text:p>
        <text:p text:style-name="P19"><text:s text:c="8"/>}</text:p>
        <text:p text:style-name="P19"><text:s text:c="8"/>else if(c.equals('(')){</text:p>
        <text:p text:style-name="P19"><text:soft-page-break/><text:s text:c="12"/>state = BCOM;</text:p>
        <text:p text:style-name="P19"><text:s text:c="8"/>}</text:p>
        <text:p text:style-name="P19"><text:s text:c="8"/>else if(c.equals('*')){</text:p>
        <text:p text:style-name="P19"><text:s text:c="12"/>state = AST;</text:p>
        <text:p text:style-name="P19"><text:s text:c="8"/>}</text:p>
        <text:p text:style-name="P19"><text:s text:c="8"/>else if(c.equals('$')){</text:p>
        <text:p text:style-name="P19"><text:s text:c="12"/>state = EXP_D;</text:p>
        <text:p text:style-name="P19"><text:s text:c="8"/>}</text:p>
        <text:p text:style-name="P19"><text:s text:c="8"/>else if(Characters.isDelemiter(c)){</text:p>
        <text:p text:style-name="P19"><text:s text:c="12"/>state = DELIM;</text:p>
        <text:p text:style-name="P19"><text:s text:c="8"/>}</text:p>
        <text:p text:style-name="P19"><text:s text:c="8"/>else{ //er</text:p>
        <text:p text:style-name="P19"><text:s text:c="12"/>state = ER;</text:p>
        <text:p text:style-name="P19"><text:s text:c="8"/>}</text:p>
        <text:p text:style-name="P19"><text:s text:c="8"/>return;</text:p>
        <text:p text:style-name="P19"><text:s text:c="4"/>}</text:p>
        <text:p text:style-name="P19"/>
        <text:p text:style-name="P19"><text:s text:c="4"/>private static void cns() {</text:p>
        <text:p text:style-name="P19"><text:s text:c="8"/>buffer+=c;</text:p>
        <text:p text:style-name="P19"><text:s text:c="8"/>c = Reader.read();</text:p>
        <text:p text:style-name="P19"><text:s text:c="8"/>while ((c!=null)&amp;&amp;(Characters.isDigit(c))){</text:p>
        <text:p text:style-name="P19"><text:s text:c="12"/>buffer+=c;</text:p>
        <text:p text:style-name="P19"><text:s text:c="12"/>c = Reader.read();</text:p>
        <text:p text:style-name="P19"><text:s text:c="8"/>}</text:p>
        <text:p text:style-name="P19"><text:s text:c="8"/>if(c!=null &amp;&amp; Characters.isLetter(c)){</text:p>
        <text:p text:style-name="P19"><text:s text:c="12"/>cnsErr();</text:p>
        <text:p text:style-name="P19"><text:s text:c="12"/>while ((c!=null)&amp;&amp;(Characters.isLetter(c))){</text:p>
        <text:p text:style-name="P19"><text:s text:c="16"/>c = Reader.read();</text:p>
        <text:p text:style-name="P19"><text:s text:c="12"/>}</text:p>
        <text:p text:style-name="P19"><text:s text:c="8"/>}</text:p>
        <text:p text:style-name="P19"><text:s text:c="8"/>else</text:p>
        <text:p text:style-name="P19"><text:s text:c="12"/>cnsOut();</text:p>
        <text:p text:style-name="P19"/>
        <text:p text:style-name="P19"><text:s text:c="8"/>state = CHECK;</text:p>
        <text:p text:style-name="P19"><text:s text:c="4"/>}</text:p>
        <text:p text:style-name="P19"><text:s text:c="4"/>private static void cnsErr() {</text:p>
        <text:p text:style-name="P19"><text:s text:c="8"/>errors.add(new Error(line,row,</text:p>
        <text:p text:style-name="P19"><text:s text:c="16"/>"Identifier cannot start from digit"));</text:p>
        <text:p text:style-name="P19"><text:s text:c="4"/>}</text:p>
        <text:p text:style-name="P19"><text:s text:c="4"/>private static void cnsOut() {</text:p>
        <text:p text:style-name="P19"><text:s text:c="8"/>Integer key = getKeyByValue(constants, new TableCell(buffer, "CNS"));</text:p>
        <text:p text:style-name="P19"><text:s text:c="8"/>if (key!=null){</text:p>
        <text:p text:style-name="P19"><text:s text:c="12"/>lexemes.add(new Lexeme(key, line, row));</text:p>
        <text:p text:style-name="P19"><text:s text:c="8"/>}</text:p>
        <text:p text:style-name="P19"><text:s text:c="8"/>else{</text:p>
        <text:p text:style-name="P19"><text:s text:c="12"/>constants.put(constCount, new TableCell(buffer,"CNS"));</text:p>
        <text:p text:style-name="P19"><text:s text:c="12"/>lexemes.add(new Lexeme(constCount, line, row));</text:p>
        <text:p text:style-name="P19"><text:s text:c="12"/>constCount++;</text:p>
        <text:p text:style-name="P19"><text:s text:c="8"/>}</text:p>
        <text:p text:style-name="P19"><text:s text:c="4"/>}</text:p>
        <text:p text:style-name="P19"><text:s text:c="4"/>private static void wrd() {</text:p>
        <text:p text:style-name="P19"><text:s text:c="8"/>buffer+=c;</text:p>
        <text:p text:style-name="P19"><text:s text:c="8"/>c = Reader.read();</text:p>
        <text:p text:style-name="P19"><text:s text:c="8"/>while ((c!=null)&amp;&amp;((Characters.isLetter(c))||Characters.isDigit(c))){</text:p>
        <text:p text:style-name="P19"><text:s text:c="12"/>buffer+=c;</text:p>
        <text:p text:style-name="P19"><text:s text:c="12"/>c = Reader.read();</text:p>
        <text:p text:style-name="P19"><text:s text:c="8"/>}</text:p>
        <text:p text:style-name="P19"><text:s text:c="8"/>wrdOut();</text:p>
        <text:p text:style-name="P19"><text:s text:c="8"/>state = CHECK;</text:p>
        <text:p text:style-name="P19"><text:s text:c="4"/>}</text:p>
        <text:p text:style-name="P19"/>
        <text:p text:style-name="P19"><text:s text:c="4"/>private static void wrdOut() {</text:p>
        <text:p text:style-name="P19"><text:s text:c="8"/>Integer key = getKeyByValue(keyWords, new TableCell(buffer, "KEY"));</text:p>
        <text:p text:style-name="P19"><text:s text:c="8"/>if (key != null){</text:p>
        <text:p text:style-name="P19"><text:s text:c="12"/>lexemes.add(new Lexeme(key, line, row));</text:p>
        <text:p text:style-name="P19"><text:s text:c="12"/>return;</text:p>
        <text:p text:style-name="P19"><text:s text:c="8"/>}</text:p>
        <text:p text:style-name="P19"><text:s text:c="8"/>key = getKeyByValue(identifiers, new TableCell(buffer, "ID"));</text:p>
        <text:p text:style-name="P19"><text:s text:c="8"/>if (key != null){</text:p>
        <text:p text:style-name="P19"><text:s text:c="12"/>lexemes.add(new Lexeme(key, line, row));</text:p>
        <text:p text:style-name="P19"><text:s text:c="12"/>return;</text:p>
        <text:p text:style-name="P19"><text:s text:c="8"/>}</text:p>
        <text:p text:style-name="P19"><text:s text:c="8"/>else{</text:p>
        <text:p text:style-name="P19"><text:s text:c="12"/>identifiers.put(identifierCount, new TableCell(buffer,"ID"));</text:p>
        <text:p text:style-name="P19"><text:s text:c="12"/>lexemes.add(new Lexeme(identifierCount, line, row));</text:p>
        <text:p text:style-name="P19"><text:s text:c="12"/>identifierCount++;</text:p>
        <text:p text:style-name="P19"><text:s text:c="12"/>return;</text:p>
        <text:p text:style-name="P19"><text:s text:c="8"/>}</text:p>
        <text:p text:style-name="P19"><text:s text:c="4"/>}</text:p>
        <text:p text:style-name="P19"/>
        <text:p text:style-name="P19"><text:s text:c="4"/>private static void bcom() {</text:p>
        <text:p text:style-name="P19"><text:s text:c="8"/>buffer+=c;</text:p>
        <text:p text:style-name="P19"><text:s text:c="8"/>c = Reader.read();</text:p>
        <text:p text:style-name="P19"><text:s text:c="8"/>if((c!= null) &amp;&amp; c.equals('*')){</text:p>
        <text:p text:style-name="P19"><text:s text:c="12"/>state = COM;</text:p>
        <text:p text:style-name="P19"><text:s text:c="12"/>return;</text:p>
        <text:p text:style-name="P19"><text:s text:c="8"/>}</text:p>
        <text:p text:style-name="P19"><text:s text:c="8"/>else {</text:p>
        <text:p text:style-name="P19"><text:s text:c="12"/>singleDelimOut();</text:p>
        <text:p text:style-name="P19"><text:s text:c="12"/>state = CHECK;</text:p>
        <text:p text:style-name="P19"><text:s text:c="8"/>}</text:p>
        <text:p text:style-name="P19"><text:s text:c="4"/>}</text:p>
        <text:p text:style-name="P19"/>
        <text:p text:style-name="P19"><text:s text:c="4"/>private static void com() {</text:p>
        <text:p text:style-name="P19"><text:s text:c="8"/>buffer+=c;</text:p>
        <text:p text:style-name="P19"><text:s text:c="8"/>c = Reader.read();</text:p>
        <text:p text:style-name="P19"><text:s text:c="8"/>if(c == null){</text:p>
        <text:p text:style-name="P19"><text:s text:c="12"/>exitErr();</text:p>
        <text:p text:style-name="P19"><text:s text:c="12"/>state = INP;</text:p>
        <text:p text:style-name="P19"><text:s text:c="8"/>}</text:p>
        <text:p text:style-name="P19"><text:s text:c="8"/>else if(c.equals('*')){</text:p>
        <text:p text:style-name="P19"><text:s text:c="12"/>state = ECOM;</text:p>
        <text:p text:style-name="P19"><text:s text:c="12"/>return;</text:p>
        <text:p text:style-name="P19"><text:s text:c="8"/>}</text:p>
        <text:p text:style-name="P19"><text:s text:c="8"/>else{</text:p>
        <text:p text:style-name="P19"><text:soft-page-break/><text:s text:c="12"/>return;</text:p>
        <text:p text:style-name="P19"><text:s text:c="8"/>}</text:p>
        <text:p text:style-name="P19"><text:s text:c="4"/>}</text:p>
        <text:p text:style-name="P19"><text:s text:c="4"/>private static void exitErr() {</text:p>
        <text:p text:style-name="P19"><text:s text:c="8"/>errors.add(new Error(line,row,</text:p>
        <text:p text:style-name="P19"><text:s text:c="16"/>"Comment bracket is not closed"));</text:p>
        <text:p text:style-name="P19"><text:s text:c="4"/>}</text:p>
        <text:p text:style-name="P19"><text:s text:c="4"/>private static void ecom() {</text:p>
        <text:p text:style-name="P19"><text:s text:c="8"/>buffer+=c;</text:p>
        <text:p text:style-name="P19"><text:s text:c="8"/>c = Reader.read();</text:p>
        <text:p text:style-name="P19"><text:s text:c="8"/>if(c == null){</text:p>
        <text:p text:style-name="P19"><text:s text:c="12"/>exitErr();</text:p>
        <text:p text:style-name="P19"><text:s text:c="12"/>state = EXIT;</text:p>
        <text:p text:style-name="P19"><text:s text:c="12"/>return;</text:p>
        <text:p text:style-name="P19"><text:s text:c="8"/>}</text:p>
        <text:p text:style-name="P19"><text:s text:c="8"/>else if(c.equals('*')){</text:p>
        <text:p text:style-name="P19"><text:s text:c="12"/>return;</text:p>
        <text:p text:style-name="P19"><text:s text:c="8"/>}</text:p>
        <text:p text:style-name="P19"><text:s text:c="8"/>else if(c.equals(')')){</text:p>
        <text:p text:style-name="P19"><text:s text:c="12"/>state = INP;</text:p>
        <text:p text:style-name="P19"><text:s text:c="12"/>return;</text:p>
        <text:p text:style-name="P19"><text:s text:c="8"/>}</text:p>
        <text:p text:style-name="P19"><text:s text:c="8"/>else{</text:p>
        <text:p text:style-name="P19"><text:s text:c="12"/>state = COM;</text:p>
        <text:p text:style-name="P19"><text:s text:c="12"/>return;</text:p>
        <text:p text:style-name="P19"><text:s text:c="8"/>}</text:p>
        <text:p text:style-name="P19"><text:s text:c="4"/>}</text:p>
        <text:p text:style-name="P19"><text:s text:c="4"/>private static void ast() {</text:p>
        <text:p text:style-name="P19"><text:s text:c="8"/>astErr();</text:p>
        <text:p text:style-name="P19"><text:s text:c="8"/>c = Reader.read();</text:p>
        <text:p text:style-name="P19"><text:s text:c="8"/>state = CHECK;</text:p>
        <text:p text:style-name="P19"><text:s text:c="4"/>}</text:p>
        <text:p text:style-name="P19"><text:s text:c="4"/>private static void astErr() {</text:p>
        <text:p text:style-name="P19"><text:s text:c="8"/>errors.add(new Error(line,row,</text:p>
        <text:p text:style-name="P19"><text:s text:c="16"/>"Asterisk may be a part of a comment operator only: (* comment *)"));</text:p>
        <text:p text:style-name="P19"><text:s text:c="4"/>}</text:p>
        <text:p text:style-name="P19"><text:s text:c="4"/>private static void expD() {</text:p>
        <text:p text:style-name="P19"><text:s text:c="8"/>buffer+=c;</text:p>
        <text:p text:style-name="P19"><text:s text:c="8"/>c = Reader.read();</text:p>
        <text:p text:style-name="P19"><text:s text:c="8"/>if(c.equals('E')){</text:p>
        <text:p text:style-name="P19"><text:s text:c="12"/>state = EXP_E;</text:p>
        <text:p text:style-name="P19"><text:s text:c="8"/>}</text:p>
        <text:p text:style-name="P19"><text:s text:c="8"/>else{</text:p>
        <text:p text:style-name="P19"><text:s text:c="12"/>state = CHECK;</text:p>
        <text:p text:style-name="P19"><text:s text:c="12"/>errExp();</text:p>
        <text:p text:style-name="P19"><text:s text:c="8"/>}</text:p>
        <text:p text:style-name="P19"><text:s text:c="4"/>}</text:p>
        <text:p text:style-name="P19"><text:s text:c="4"/>private static void expE() {</text:p>
        <text:p text:style-name="P19"><text:s text:c="8"/>buffer+=c;</text:p>
        <text:p text:style-name="P19"><text:s text:c="8"/>c = Reader.read();</text:p>
        <text:p text:style-name="P19"><text:s text:c="8"/>if(c.equals('X')){</text:p>
        <text:p text:style-name="P19"><text:s text:c="12"/>state = EXP_X;</text:p>
        <text:p text:style-name="P19"><text:s text:c="8"/>}</text:p>
        <text:p text:style-name="P19"><text:s text:c="8"/>else{</text:p>
        <text:p text:style-name="P19"><text:s text:c="12"/>state = CHECK;</text:p>
        <text:p text:style-name="P19"><text:s text:c="12"/>errExp();</text:p>
        <text:p text:style-name="P19"><text:s text:c="8"/>}</text:p>
        <text:p text:style-name="P19"><text:s text:c="4"/>}</text:p>
        <text:p text:style-name="P19"><text:s text:c="4"/>private static void expX() {</text:p>
        <text:p text:style-name="P19"><text:s text:c="8"/>buffer+=c;</text:p>
        <text:p text:style-name="P19"><text:s text:c="8"/>c = Reader.read();</text:p>
        <text:p text:style-name="P19"><text:s text:c="8"/>if(c.equals('P')){</text:p>
        <text:p text:style-name="P19"><text:s text:c="12"/>state = EXP_P;</text:p>
        <text:p text:style-name="P19"><text:s text:c="8"/>}</text:p>
        <text:p text:style-name="P19"><text:s text:c="8"/>else{</text:p>
        <text:p text:style-name="P19"><text:s text:c="12"/>errExp();</text:p>
        <text:p text:style-name="P19"><text:s text:c="12"/>state = CHECK;</text:p>
        <text:p text:style-name="P19"><text:s text:c="8"/>}</text:p>
        <text:p text:style-name="P19"><text:s text:c="4"/>}</text:p>
        <text:p text:style-name="P19"/>
        <text:p text:style-name="P19"><text:s text:c="4"/>private static void expP() {</text:p>
        <text:p text:style-name="P19"><text:s text:c="8"/>buffer+=c;</text:p>
        <text:p text:style-name="P19"><text:s text:c="8"/>expDOut();</text:p>
        <text:p text:style-name="P19"><text:s text:c="8"/>c = Reader.read();</text:p>
        <text:p text:style-name="P19"><text:s text:c="8"/>state = CHECK;</text:p>
        <text:p text:style-name="P19"/>
        <text:p text:style-name="P19"><text:s text:c="4"/>}</text:p>
        <text:p text:style-name="P19"><text:s text:c="4"/>private static void expDOut() {</text:p>
        <text:p text:style-name="P19"><text:s text:c="8"/>Integer key = getKeyByValue(multDelim, new TableCell(buffer, "M-DELIM"));</text:p>
        <text:p text:style-name="P19"><text:s text:c="8"/>lexemes.add(new Lexeme(key, line, row));</text:p>
        <text:p text:style-name="P19"><text:s text:c="4"/>}</text:p>
        <text:p text:style-name="P19"><text:s text:c="4"/>private static void errExp() {</text:p>
        <text:p text:style-name="P19"><text:s text:c="8"/>errors.add(new Error(line,row,</text:p>
        <text:p text:style-name="P19"><text:s text:c="16"/>"'"+buffer+"' is not allowed. Expected to be '$EXP'"));</text:p>
        <text:p text:style-name="P19"><text:s text:c="4"/>}</text:p>
        <text:p text:style-name="P19"><text:s text:c="4"/>private static void delim() {</text:p>
        <text:p text:style-name="P19"><text:s text:c="8"/>buffer+=c;</text:p>
        <text:p text:style-name="P19"><text:s text:c="8"/>singleDelimOut();</text:p>
        <text:p text:style-name="P19"><text:s text:c="8"/>c = Reader.read();</text:p>
        <text:p text:style-name="P19"><text:s text:c="8"/>state = CHECK;</text:p>
        <text:p text:style-name="P19"><text:s text:c="4"/>}</text:p>
        <text:p text:style-name="P19"><text:s text:c="4"/>private static void singleDelimOut(){</text:p>
        <text:p text:style-name="P19"><text:s text:c="8"/>Integer key = getKeyByValue(singleDelim, new TableCell(buffer, "S-DELIM"));</text:p>
        <text:p text:style-name="P19"><text:s text:c="8"/>lexemes.add(new Lexeme(key, line, row));</text:p>
        <text:p text:style-name="P19"><text:s text:c="4"/>}</text:p>
        <text:p text:style-name="P19"><text:s text:c="4"/>private static void er() {</text:p>
        <text:p text:style-name="P19"><text:s text:c="8"/>erErr();</text:p>
        <text:p text:style-name="P19"><text:s text:c="8"/>c = Reader.read();</text:p>
        <text:p text:style-name="P19"><text:s text:c="8"/>state = CHECK;</text:p>
        <text:p text:style-name="P19"><text:s text:c="4"/>}</text:p>
        <text:p text:style-name="P19"/>
        <text:p text:style-name="P19"><text:s text:c="4"/>private static void erErr() {</text:p>
        <text:p text:style-name="P19"><text:s text:c="8"/>errors.add(new Error(line,row,</text:p>
        <text:p text:style-name="P19"><text:s text:c="16"/>"Unknown symbol: "+c));</text:p>
        <text:p text:style-name="P19"><text:s text:c="4"/>}</text:p>
        <text:p text:style-name="P19">}</text:p>
      </text:section>
      <text:p text:style-name="P26"><text:span text:style-name="T6"/></text:p>
      <text:p text:style-name="P26"><text:span text:style-name="T6"/></text:p>
      <text:p text:style-name="P26"><text:soft-page-break/><text:span text:style-name="T6">Тестування</text:span></text:p>
      <text:section text:style-name="Sect1" text:name="Section1">
        <text:p text:style-name="P13">False test</text:p>
        <text:p text:style-name="P12"/>
        <text:p text:style-name="P20">(*---comments---*)</text:p>
        <text:p text:style-name="P20"/>
        <text:p text:style-name="P20">(* comment1*)</text:p>
        <text:p text:style-name="P20">(**comment2 MAIN ; *)</text:p>
        <text:p text:style-name="P20">(***)</text:p>
        <text:p text:style-name="P20">(****)</text:p>
        <text:p text:style-name="P20">*</text:p>
        <text:p text:style-name="P20">*)</text:p>
        <text:p text:style-name="P20"/>
        <text:p text:style-name="P20">(*---MULTI-SYMBOL DELIMITER---*)</text:p>
        <text:p text:style-name="P20">5 $ EXP</text:p>
        <text:p text:style-name="P20">6 $EXP</text:p>
        <text:p text:style-name="P20"/>
        <text:p text:style-name="P20">(*---KEYWORDS---*)</text:p>
        <text:p text:style-name="P20">PROGRAMMAIN</text:p>
        <text:p text:style-name="P20">ENDPROGRAM</text:p>
        <text:p text:style-name="P20">END;PROGRAM</text:p>
        <text:p text:style-name="P20">BEGIN MAIN</text:p>
        <text:p text:style-name="P20">BEGIN END123 END.123</text:p>
        <text:p text:style-name="P20"/>
        <text:p text:style-name="P20">LABE$LL</text:p>
        <text:p text:style-name="P20">LABE2*LL</text:p>
        <text:p text:style-name="P20"/>
        <text:p text:style-name="P20">(*---UNKNOWN SYMBOLS---*)</text:p>
        <text:p text:style-name="P20">+</text:p>
        <text:p text:style-name="P20">-</text:p>
        <text:p text:style-name="P20">a</text:p>
        <text:p text:style-name="P20">abc</text:p>
        <text:p text:style-name="P20">abC</text:p>
        <text:p text:style-name="P20">aBc</text:p>
        <text:p text:style-name="P20">Abc</text:p>
        <text:p text:style-name="P20">ABc</text:p>
        <text:p text:style-name="P20">Ё</text:p>
        <text:p text:style-name="P20">4ABCLOLOLOL SD;</text:p>
        <text:p text:style-name="P20"/>
        <text:p text:style-name="P20">(*---NON-CLOSED BRACKET---*)</text:p>
        <text:p text:style-name="P20">(** lastComment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1">Результат:</text:p>
        <text:p text:style-name="P20">File path: Lexer errors: 21</text:p>
        <text:p text:style-name="P20">7:1 <text:s text:c="2"/>Asterisk may be a part of a comment operator only: (* comment *)</text:p>
        <text:p text:style-name="P20"/>
        <text:p text:style-name="P20">8:1 <text:s text:c="2"/>Asterisk may be a part of a comment operator only: (* comment *)</text:p>
        <text:p text:style-name="P20">11:3 <text:s text:c="2"/>'$' is not allowed. Expected to be '$EXP'</text:p>
        <text:p text:style-name="P20">21:5 <text:s text:c="2"/>'$' is not allowed. Expected to be '$EXP'</text:p>
        <text:p text:style-name="P20">22:6 <text:s text:c="2"/>Asterisk may be a part of a comment operator only: (* comment *)</text:p>
        <text:p text:style-name="P20">25:1 <text:s text:c="2"/>Unknown symbol: +</text:p>
        <text:p text:style-name="P20">26:1 <text:s text:c="2"/>Unknown symbol: -</text:p>
        <text:p text:style-name="P20">27:1 <text:s text:c="2"/>Unknown symbol: a</text:p>
        <text:p text:style-name="P20">28:1 <text:s text:c="2"/>Unknown symbol: a</text:p>
        <text:p text:style-name="P20">28:2 <text:s text:c="2"/>Unknown symbol: b</text:p>
        <text:p text:style-name="P20">28:3 <text:s text:c="2"/>Unknown symbol: c</text:p>
        <text:p text:style-name="P20">29:1 <text:s text:c="2"/>Unknown symbol: a</text:p>
        <text:p text:style-name="P20">29:2 <text:s text:c="2"/>Unknown symbol: b</text:p>
        <text:p text:style-name="P20">30:1 <text:s text:c="2"/>Unknown symbol: a</text:p>
        <text:p text:style-name="P20">30:3 <text:s text:c="2"/>Unknown symbol: c</text:p>
        <text:p text:style-name="P20">31:2 <text:s text:c="2"/>Unknown symbol: b</text:p>
        <text:p text:style-name="P20">31:3 <text:s text:c="2"/>Unknown symbol: c</text:p>
        <text:p text:style-name="P20">32:3 <text:s text:c="2"/>Unknown symbol: c</text:p>
        <text:p text:style-name="P20">33:1 <text:s text:c="2"/>Unknown symbol: Ё</text:p>
        <text:p text:style-name="P20">34:1 <text:s text:c="2"/>Identifier cannot start from digit</text:p>
        <text:p text:style-name="P20">37:1 <text:s text:c="2"/>Comment bracket is not closed</text:p>
        <text:p text:style-name="P20">LEXEMES: </text:p>
        <text:p text:style-name="P20">---------------</text:p>
        <text:p text:style-name="P20">8:2 <text:s text:c="3"/>1 <text:s text:c="4"/>S-DELIM )</text:p>
        <text:p text:style-name="P20">11:1 <text:s text:c="2"/>501 <text:s text:c="2"/>CNS <text:s text:c="4"/>5</text:p>
        <text:p text:style-name="P20">11:5 <text:s text:c="2"/>1001 <text:s/>ID <text:s text:c="5"/>EXP</text:p>
        <text:p text:style-name="P20">12:1 <text:s text:c="2"/>502 <text:s text:c="2"/>CNS <text:s text:c="4"/>6</text:p>
        <text:p text:style-name="P20">12:3 <text:s text:c="2"/>301 <text:s text:c="2"/>M-DELIM $EXP</text:p>
        <text:p text:style-name="P20">15:1 <text:s text:c="2"/>1002 <text:s/>ID <text:s text:c="5"/>PROGRAMMAIN</text:p>
        <text:p text:style-name="P20">16:1 <text:s text:c="2"/>1003 <text:s/>ID <text:s text:c="5"/>ENDPROGRAM</text:p>
        <text:p text:style-name="P20">17:1 <text:s text:c="2"/>404 <text:s text:c="2"/>KEY <text:s text:c="4"/>END</text:p>
        <text:p text:style-name="P20">17:4 <text:s text:c="2"/>4 <text:s text:c="4"/>S-DELIM ;</text:p>
        <text:p text:style-name="P20">17:5 <text:s text:c="2"/>401 <text:s text:c="2"/>KEY <text:s text:c="4"/>PROGRAM</text:p>
        <text:p text:style-name="P20">18:1 <text:s text:c="2"/>403 <text:s text:c="2"/>KEY <text:s text:c="4"/>BEGIN</text:p>
        <text:p text:style-name="P20">18:7 <text:s text:c="2"/>1004 <text:s/>ID <text:s text:c="5"/>MAIN</text:p>
        <text:p text:style-name="P20">19:1 <text:s text:c="2"/>403 <text:s text:c="2"/>KEY <text:s text:c="4"/>BEGIN</text:p>
        <text:p text:style-name="P20">19:7 <text:s text:c="2"/>1005 <text:s/>ID <text:s text:c="5"/>END123</text:p>
        <text:p text:style-name="P20">19:14 <text:s/>404 <text:s text:c="2"/>KEY <text:s text:c="4"/>END</text:p>
        <text:p text:style-name="P20">19:17 <text:s/>2 <text:s text:c="4"/>S-DELIM .</text:p>
        <text:p text:style-name="P20">19:18 <text:s/>503 <text:s text:c="2"/>CNS <text:s text:c="4"/>123</text:p>
        <text:p text:style-name="P20">21:1 <text:s text:c="2"/>1006 <text:s/>ID <text:s text:c="5"/>LABE</text:p>
        <text:p text:style-name="P20">21:6 <text:s text:c="2"/>1007 <text:s/>ID <text:s text:c="5"/>LL</text:p>
        <text:p text:style-name="P20">22:1 <text:s text:c="2"/>1008 <text:s/>ID <text:s text:c="5"/>LABE2</text:p>
        <text:p text:style-name="P20">22:7 <text:s text:c="2"/>1007 <text:s/>ID <text:s text:c="5"/>LL</text:p>
        <text:p text:style-name="P20">29:3 <text:s text:c="2"/>1009 <text:s/>ID <text:s text:c="5"/>C</text:p>
        <text:p text:style-name="P20">30:2 <text:s text:c="2"/>1010 <text:s/>ID <text:s text:c="5"/>B</text:p>
        <text:p text:style-name="P20">31:1 <text:s text:c="2"/>1011 <text:s/>ID <text:s text:c="5"/>A</text:p>
        <text:p text:style-name="P20">32:1 <text:s text:c="2"/>1012 <text:s/>ID <text:s text:c="5"/>AB</text:p>
        <text:p text:style-name="P20">34:13 <text:s/>1013 <text:s/>ID <text:s text:c="5"/>SD</text:p>
        <text:p text:style-name="P20">34:15 <text:s/>4 <text:s text:c="4"/>S-DELIM ;</text:p>
      </text:section>
      <text:p text:style-name="P20"/>
      <text:p text:style-name="P20"/>
      <text:p text:style-name="P20"/>
      <text:p text:style-name="P20"/>
      <text:p text:style-name="P20"><text:soft-page-break/></text:p>
      <text:p text:style-name="P20">SINGLE DELIMITERS</text:p>
      <text:p text:style-name="P20">---------------</text:p>
      <text:p text:style-name="P20">Code Type <text:s text:c="4"/>Value</text:p>
      <text:p text:style-name="P20">---------------</text:p>
      <text:p text:style-name="P20">0 <text:s text:c="3"/>S-DELIM <text:s/>(</text:p>
      <text:p text:style-name="P20">1 <text:s text:c="3"/>S-DELIM <text:s/>)</text:p>
      <text:p text:style-name="P20">2 <text:s text:c="3"/>S-DELIM <text:s/>.</text:p>
      <text:p text:style-name="P20">3 <text:s text:c="3"/>S-DELIM <text:s/>,</text:p>
      <text:p text:style-name="P20">4 <text:s text:c="3"/>S-DELIM <text:s/>;</text:p>
      <text:p text:style-name="P20">5 <text:s text:c="3"/>S-DELIM <text:s/>'</text:p>
      <text:p text:style-name="P20">7 <text:s text:c="3"/>S-DELIM <text:s/>=</text:p>
      <text:p text:style-name="P20"/>
      <text:p text:style-name="P20">MULTI DELIMITERS</text:p>
      <text:p text:style-name="P20">---------------</text:p>
      <text:p text:style-name="P20">Code Type <text:s text:c="4"/>Value</text:p>
      <text:p text:style-name="P20">---------------</text:p>
      <text:p text:style-name="P20">301 <text:s/>M-DELIM <text:s/>$EXP</text:p>
      <text:p text:style-name="P20"/>
      <text:p text:style-name="P20">KEYWORDS</text:p>
      <text:p text:style-name="P20">---------------</text:p>
      <text:p text:style-name="P20">Code Type <text:s text:c="4"/>Value</text:p>
      <text:p text:style-name="P20">---------------</text:p>
      <text:p text:style-name="P20">401 <text:s/>KEY <text:s text:c="5"/>PROGRAM</text:p>
      <text:p text:style-name="P20">402 <text:s/>KEY <text:s text:c="5"/>CONST</text:p>
      <text:p text:style-name="P20">403 <text:s/>KEY <text:s text:c="5"/>BEGIN</text:p>
      <text:p text:style-name="P20">404 <text:s/>KEY <text:s text:c="5"/>END</text:p>
      <text:p text:style-name="P20"/>
      <text:p text:style-name="P20">CONSTANTS: </text:p>
      <text:p text:style-name="P20">---------------</text:p>
      <text:p text:style-name="P20">Code Type <text:s text:c="4"/>Value</text:p>
      <text:p text:style-name="P20">---------------</text:p>
      <text:p text:style-name="P20">501 <text:s/>CNS <text:s text:c="5"/>5</text:p>
      <text:p text:style-name="P20">502 <text:s/>CNS <text:s text:c="5"/>6</text:p>
      <text:p text:style-name="P20">503 <text:s/>CNS <text:s text:c="5"/>123</text:p>
      <text:p text:style-name="P20"/>
      <text:p text:style-name="P20">IDENTIFIERS: </text:p>
      <text:p text:style-name="P20">---------------</text:p>
      <text:p text:style-name="P20">Code Type <text:s text:c="4"/>Value</text:p>
      <text:p text:style-name="P20">---------------</text:p>
      <text:p text:style-name="P20">1001 ID <text:s text:c="6"/>EXP</text:p>
      <text:p text:style-name="P20">1002 ID <text:s text:c="6"/>PROGRAMMAIN</text:p>
      <text:p text:style-name="P20">1003 ID <text:s text:c="6"/>ENDPROGRAM</text:p>
      <text:p text:style-name="P20">1004 ID <text:s text:c="6"/>MAIN</text:p>
      <text:p text:style-name="P20">1005 ID <text:s text:c="6"/>END123</text:p>
      <text:p text:style-name="P20">1006 ID <text:s text:c="6"/>LABE</text:p>
      <text:p text:style-name="P20">1007 ID <text:s text:c="6"/>LL</text:p>
      <text:p text:style-name="P20">1008 ID <text:s text:c="6"/>LABE2</text:p>
      <text:p text:style-name="P20">1009 ID <text:s text:c="6"/>C</text:p>
      <text:p text:style-name="P20">1010 ID <text:s text:c="6"/>B</text:p>
      <text:p text:style-name="P20">1011 ID <text:s text:c="6"/>A</text:p>
      <text:p text:style-name="P20">1012 ID <text:s text:c="6"/>AB</text:p>
      <text:p text:style-name="P20">1013 ID <text:s text:c="6"/>SD</text:p>
      <text:p text:style-name="P20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True test</text:p>
      <text:section text:style-name="Sect1" text:name="Section2">
        <text:p text:style-name="P15">PROGRAM NAME;</text:p>
        <text:p text:style-name="P15">CONST</text:p>
        <text:p text:style-name="P15">A=5;B=6;</text:p>
        <text:p text:style-name="P15">C=7;</text:p>
        <text:p text:style-name="P15">D=8;</text:p>
        <text:p text:style-name="P15">C1 = 100;</text:p>
        <text:p text:style-name="P15">C2 =<text:tab/><text:tab/><text:tab/>200;</text:p>
        <text:p text:style-name="P15">C3=300;</text:p>
        <text:p text:style-name="P15">COMP1 = 5, 10;</text:p>
        <text:p text:style-name="P15">COMP2 = 5 $EXP(20);</text:p>
        <text:p text:style-name="P15">COMP3=5$EXP(20);</text:p>
        <text:p text:style-name="P15"/>
        <text:p text:style-name="P15">BEGIN</text:p>
        <text:p text:style-name="P15"><text:tab/></text:p>
        <text:p text:style-name="P15">END. </text:p>
        <text:p text:style-name="P14">Результат</text:p>
        <text:p text:style-name="P15">File path: Lexer errors: 0</text:p>
        <text:p text:style-name="P15">LEXEMES: </text:p>
        <text:p text:style-name="P15">---------------</text:p>
        <text:p text:style-name="P15">1:1 <text:s text:c="3"/>401 <text:s text:c="2"/>KEY <text:s text:c="4"/>PROGRAM</text:p>
        <text:p text:style-name="P15">1:9 <text:s text:c="3"/>1001 <text:s/>ID <text:s text:c="5"/>NAME</text:p>
        <text:p text:style-name="P15">1:13 <text:s text:c="2"/>4 <text:s text:c="4"/>S-DELIM ;</text:p>
        <text:p text:style-name="P15">2:1 <text:s text:c="3"/>402 <text:s text:c="2"/>KEY <text:s text:c="4"/>CONST</text:p>
        <text:p text:style-name="P15">3:1 <text:s text:c="3"/>1002 <text:s/>ID <text:s text:c="5"/>A</text:p>
        <text:p text:style-name="P15">3:2 <text:s text:c="3"/>7 <text:s text:c="4"/>S-DELIM =</text:p>
        <text:p text:style-name="P15">3:3 <text:s text:c="3"/>501 <text:s text:c="2"/>CNS <text:s text:c="4"/>5</text:p>
        <text:p text:style-name="P15">3:4 <text:s text:c="3"/>4 <text:s text:c="4"/>S-DELIM ;</text:p>
        <text:p text:style-name="P15">3:5 <text:s text:c="3"/>1003 <text:s/>ID <text:s text:c="5"/>B</text:p>
        <text:p text:style-name="P15">3:6 <text:s text:c="3"/>7 <text:s text:c="4"/>S-DELIM =</text:p>
        <text:p text:style-name="P15">3:7 <text:s text:c="3"/>502 <text:s text:c="2"/>CNS <text:s text:c="4"/>6</text:p>
        <text:p text:style-name="P15">3:8 <text:s text:c="3"/>4 <text:s text:c="4"/>S-DELIM ;</text:p>
        <text:p text:style-name="P15">4:1 <text:s text:c="3"/>1004 <text:s/>ID <text:s text:c="5"/>C</text:p>
        <text:p text:style-name="P15">4:2 <text:s text:c="3"/>7 <text:s text:c="4"/>S-DELIM =</text:p>
        <text:p text:style-name="P15">4:3 <text:s text:c="3"/>503 <text:s text:c="2"/>CNS <text:s text:c="4"/>7</text:p>
        <text:p text:style-name="P15">4:4 <text:s text:c="3"/>4 <text:s text:c="4"/>S-DELIM ;</text:p>
        <text:p text:style-name="P15">5:1 <text:s text:c="3"/>1005 <text:s/>ID <text:s text:c="5"/>D</text:p>
        <text:p text:style-name="P15">5:2 <text:s text:c="3"/>7 <text:s text:c="4"/>S-DELIM =</text:p>
        <text:p text:style-name="P15">5:3 <text:s text:c="3"/>504 <text:s text:c="2"/>CNS <text:s text:c="4"/>8</text:p>
        <text:p text:style-name="P15">5:4 <text:s text:c="3"/>4 <text:s text:c="4"/>S-DELIM ;</text:p>
        <text:p text:style-name="P15">6:1 <text:s text:c="3"/>1006 <text:s/>ID <text:s text:c="5"/>C1</text:p>
        <text:p text:style-name="P15">6:4 <text:s text:c="3"/>7 <text:s text:c="4"/>S-DELIM =</text:p>
        <text:p text:style-name="P15">6:6 <text:s text:c="3"/>505 <text:s text:c="2"/>CNS <text:s text:c="4"/>100</text:p>
        <text:p text:style-name="P15">6:9 <text:s text:c="3"/>4 <text:s text:c="4"/>S-DELIM ;</text:p>
        <text:p text:style-name="P15">7:1 <text:s text:c="3"/>1007 <text:s/>ID <text:s text:c="5"/>C2</text:p>
        <text:p text:style-name="P15">7:4 <text:s text:c="3"/>7 <text:s text:c="4"/>S-DELIM =</text:p>
        <text:p text:style-name="P15">7:8 <text:s text:c="3"/>506 <text:s text:c="2"/>CNS <text:s text:c="4"/>200</text:p>
        <text:p text:style-name="P15">7:11 <text:s text:c="2"/>4 <text:s text:c="4"/>S-DELIM ;</text:p>
        <text:p text:style-name="P15">8:1 <text:s text:c="3"/>1008 <text:s/>ID <text:s text:c="5"/>C3</text:p>
        <text:p text:style-name="P15">8:3 <text:s text:c="3"/>7 <text:s text:c="4"/>S-DELIM =</text:p>
        <text:p text:style-name="P15">8:4 <text:s text:c="3"/>507 <text:s text:c="2"/>CNS <text:s text:c="4"/>300</text:p>
        <text:p text:style-name="P15">8:7 <text:s text:c="3"/>4 <text:s text:c="4"/>S-DELIM ;</text:p>
        <text:p text:style-name="P15">9:1 <text:s text:c="3"/>1009 <text:s/>ID <text:s text:c="5"/>COMP1</text:p>
        <text:p text:style-name="P15">9:7 <text:s text:c="3"/>7 <text:s text:c="4"/>S-DELIM =</text:p>
        <text:p text:style-name="P15">9:9 <text:s text:c="3"/>501 <text:s text:c="2"/>CNS <text:s text:c="4"/>5</text:p>
        <text:p text:style-name="P15">9:10 <text:s text:c="2"/>3 <text:s text:c="4"/>S-DELIM ,</text:p>
        <text:p text:style-name="P15">9:12 <text:s text:c="2"/>508 <text:s text:c="2"/>CNS <text:s text:c="4"/>10</text:p>
        <text:p text:style-name="P15">9:14 <text:s text:c="2"/>4 <text:s text:c="4"/>S-DELIM ;</text:p>
        <text:p text:style-name="P15">10:1 <text:s text:c="2"/>1010 <text:s/>ID <text:s text:c="5"/>COMP2</text:p>
        <text:p text:style-name="P15">10:7 <text:s text:c="2"/>7 <text:s text:c="4"/>S-DELIM =</text:p>
        <text:p text:style-name="P15">10:9 <text:s text:c="2"/>501 <text:s text:c="2"/>CNS <text:s text:c="4"/>5</text:p>
        <text:p text:style-name="P15">10:11 <text:s/>301 <text:s text:c="2"/>M-DELIM $EXP</text:p>
        <text:p text:style-name="P15">10:15 <text:s/>0 <text:s text:c="4"/>S-DELIM (</text:p>
        <text:p text:style-name="P15">10:16 <text:s/>509 <text:s text:c="2"/>CNS <text:s text:c="4"/>20</text:p>
        <text:p text:style-name="P15">10:18 <text:s/>1 <text:s text:c="4"/>S-DELIM )</text:p>
        <text:p text:style-name="P15">10:19 <text:s/>4 <text:s text:c="4"/>S-DELIM ;</text:p>
        <text:p text:style-name="P15">11:1 <text:s text:c="2"/>1011 <text:s/>ID <text:s text:c="5"/>COMP3</text:p>
        <text:p text:style-name="P15">11:6 <text:s text:c="2"/>7 <text:s text:c="4"/>S-DELIM =</text:p>
        <text:p text:style-name="P15">11:7 <text:s text:c="2"/>501 <text:s text:c="2"/>CNS <text:s text:c="4"/>5</text:p>
        <text:p text:style-name="P15">11:8 <text:s text:c="2"/>301 <text:s text:c="2"/>M-DELIM $EXP</text:p>
        <text:p text:style-name="P15">11:12 <text:s/>0 <text:s text:c="4"/>S-DELIM (</text:p>
        <text:p text:style-name="P15">11:13 <text:s/>509 <text:s text:c="2"/>CNS <text:s text:c="4"/>20</text:p>
        <text:p text:style-name="P15">11:15 <text:s/>1 <text:s text:c="4"/>S-DELIM )</text:p>
        <text:p text:style-name="P15">11:16 <text:s/>4 <text:s text:c="4"/>S-DELIM ;</text:p>
        <text:p text:style-name="P15">13:1 <text:s text:c="2"/>403 <text:s text:c="2"/>KEY <text:s text:c="4"/>BEGIN</text:p>
        <text:p text:style-name="P15">15:1 <text:s text:c="2"/>404 <text:s text:c="2"/>KEY <text:s text:c="4"/>END</text:p>
        <text:p text:style-name="P15">15:4 <text:s text:c="2"/>2 <text:s text:c="4"/>S-DELIM .</text:p>
      </text:section>
      <text:p text:style-name="P15"/>
      <text:p text:style-name="P15"/>
      <text:p text:style-name="P15">SINGLE DELIMITERS</text:p>
      <text:p text:style-name="P15">---------------</text:p>
      <text:p text:style-name="P15">Code Type <text:s text:c="4"/>Value</text:p>
      <text:p text:style-name="P15">---------------</text:p>
      <text:p text:style-name="P15">0 <text:s text:c="3"/>S-DELIM <text:s/>(</text:p>
      <text:p text:style-name="P15">1 <text:s text:c="3"/>S-DELIM <text:s/>)</text:p>
      <text:p text:style-name="P15">2 <text:s text:c="3"/>S-DELIM <text:s/>.</text:p>
      <text:p text:style-name="P15">3 <text:s text:c="3"/>S-DELIM <text:s/>,</text:p>
      <text:p text:style-name="P15"><text:soft-page-break/>4 <text:s text:c="3"/>S-DELIM <text:s/>;</text:p>
      <text:p text:style-name="P15">5 <text:s text:c="3"/>S-DELIM <text:s/>'</text:p>
      <text:p text:style-name="P15">7 <text:s text:c="3"/>S-DELIM <text:s/>=</text:p>
      <text:p text:style-name="P15"/>
      <text:p text:style-name="P15">MULTI DELIMITERS</text:p>
      <text:p text:style-name="P15">---------------</text:p>
      <text:p text:style-name="P15">Code Type <text:s text:c="4"/>Value</text:p>
      <text:p text:style-name="P15">---------------</text:p>
      <text:p text:style-name="P15">301 <text:s/>M-DELIM <text:s/>$EXP</text:p>
      <text:p text:style-name="P15"/>
      <text:p text:style-name="P15">KEYWORDS</text:p>
      <text:p text:style-name="P15">---------------</text:p>
      <text:p text:style-name="P15">Code Type <text:s text:c="4"/>Value</text:p>
      <text:p text:style-name="P15">---------------</text:p>
      <text:p text:style-name="P15">401 <text:s/>KEY <text:s text:c="5"/>PROGRAM</text:p>
      <text:p text:style-name="P15">402 <text:s/>KEY <text:s text:c="5"/>CONST</text:p>
      <text:p text:style-name="P15">403 <text:s/>KEY <text:s text:c="5"/>BEGIN</text:p>
      <text:p text:style-name="P15">404 <text:s/>KEY <text:s text:c="5"/>END</text:p>
      <text:p text:style-name="P15"/>
      <text:p text:style-name="P15">CONSTANTS: </text:p>
      <text:p text:style-name="P15">---------------</text:p>
      <text:p text:style-name="P15">Code Type <text:s text:c="4"/>Value</text:p>
      <text:p text:style-name="P15">---------------</text:p>
      <text:p text:style-name="P15">501 <text:s/>CNS <text:s text:c="5"/>5</text:p>
      <text:p text:style-name="P15">502 <text:s/>CNS <text:s text:c="5"/>6</text:p>
      <text:p text:style-name="P15">503 <text:s/>CNS <text:s text:c="5"/>7</text:p>
      <text:p text:style-name="P15">504 <text:s/>CNS <text:s text:c="5"/>8</text:p>
      <text:p text:style-name="P15">505 <text:s/>CNS <text:s text:c="5"/>100</text:p>
      <text:p text:style-name="P15">506 <text:s/>CNS <text:s text:c="5"/>200</text:p>
      <text:p text:style-name="P15">507 <text:s/>CNS <text:s text:c="5"/>300</text:p>
      <text:p text:style-name="P15">508 <text:s/>CNS <text:s text:c="5"/>10</text:p>
      <text:p text:style-name="P15">509 <text:s/>CNS <text:s text:c="5"/>20</text:p>
      <text:p text:style-name="P15"/>
      <text:p text:style-name="P15">IDENTIFIERS: </text:p>
      <text:p text:style-name="P15">---------------</text:p>
      <text:p text:style-name="P15">Code Type <text:s text:c="4"/>Value</text:p>
      <text:p text:style-name="P15">---------------</text:p>
      <text:p text:style-name="P15">1008 ID <text:s text:c="6"/>C3</text:p>
      <text:p text:style-name="P15">1009 ID <text:s text:c="6"/>COMP1</text:p>
      <text:p text:style-name="P15">1010 ID <text:s text:c="6"/>COMP2</text:p>
      <text:p text:style-name="P15">1011 ID <text:s text:c="6"/>COMP3</text:p>
      <text:p text:style-name="P15">1001 ID <text:s text:c="6"/>NAME</text:p>
      <text:p text:style-name="P15">1002 ID <text:s text:c="6"/>A</text:p>
      <text:p text:style-name="P15">1003 ID <text:s text:c="6"/>B</text:p>
      <text:p text:style-name="P15">1004 ID <text:s text:c="6"/>C</text:p>
      <text:p text:style-name="P15">1005 ID <text:s text:c="6"/>D</text:p>
      <text:p text:style-name="P15">1006 ID <text:s text:c="6"/>C1</text:p>
      <text:p text:style-name="P15">1007 ID <text:s text:c="6"/>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3:03:23.292179227</meta:creation-date>
    <dc:date>2018-03-17T12:14:37.611911052</dc:date>
    <meta:editing-duration>PT27M42S</meta:editing-duration>
    <meta:editing-cycles>9</meta:editing-cycles>
    <meta:generator>LibreOffice/5.4.5.1$Linux_X86_64 LibreOffice_project/40m0$Build-1</meta:generator>
    <meta:document-statistic meta:table-count="0" meta:image-count="0" meta:object-count="0" meta:page-count="10" meta:paragraph-count="622" meta:word-count="1692" meta:character-count="13857" meta:non-whitespace-character-count="8872"/>
  </office:meta>
</office:document-meta>
</file>